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2.872cm"/>
    </style:style>
    <style:style style:name="co9" style:family="table-column">
      <style:table-column-properties fo:break-before="auto" style:column-width="4.861cm"/>
    </style:style>
    <style:style style:name="co10" style:family="table-column">
      <style:table-column-properties fo:break-before="auto" style:column-width="3.164cm"/>
    </style:style>
    <style:style style:name="co11" style:family="table-column">
      <style:table-column-properties fo:break-before="auto" style:column-width="1.011cm"/>
    </style:style>
    <style:style style:name="co12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VendaCarros">
      <style:table-properties table:display="true" style:writing-mode="lr-tb"/>
    </style:style>
    <style:style style:name="ce1" style:family="table-cell" style:parent-style-name="Default" style:data-style-name="N130">
      <style:table-cell-properties fo:border-bottom="0.74pt solid #000000" fo:background-color="#bfbfb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ndaCar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2"/>
        <table:table-row table:style-name="ro1">
          <table:table-cell table:style-name="ce1" office:value-type="string" calcext:value-type="string">
            <text:p>DataNotaFiscal</text:p>
          </table:table-cell>
          <table:table-cell table:style-name="ce3" office:value-type="string" calcext:value-type="string">
            <text:p>Fabricante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ValorVenda</text:p>
          </table:table-cell>
          <table:table-cell table:style-name="ce3" office:value-type="string" calcext:value-type="string">
            <text:p>ValorCusto</text:p>
          </table:table-cell>
          <table:table-cell table:style-name="ce3" office:value-type="string" calcext:value-type="string">
            <text:p>TotalDesconto</text:p>
          </table:table-cell>
          <table:table-cell table:style-name="ce3" office:value-type="string" calcext:value-type="string">
            <text:p>CustoEntrega</text:p>
          </table:table-cell>
          <table:table-cell table:style-name="ce3" office:value-type="string" calcext:value-type="string">
            <text:p>CustoMaoDeObra</text:p>
          </table:table-cell>
          <table:table-cell table:style-name="ce3" office:value-type="string" calcext:value-type="string">
            <text:p>NomeCliente</text:p>
          </table:table-cell>
          <table:table-cell table:style-name="ce3" office:value-type="string" calcext:value-type="string">
            <text:p>Modelo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Ano</text:p>
          </table:table-cell>
        </table:table-row>
        <table:table-row table:style-name="ro1">
          <table:table-cell office:value-type="date" office:date-value="2012-10-04" calcext:value-type="date">
            <text:p>04/10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5000" calcext:value-type="float">
            <text:p>9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0000" calcext:value-type="float">
            <text:p>1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2-02" calcext:value-type="date">
            <text:p>02/02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88000" calcext:value-type="float">
            <text:p>88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3-03" calcext:value-type="date">
            <text:p>03/03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89000" calcext:value-type="float">
            <text:p>89000</text:p>
          </table:table-cell>
          <table:table-cell office:value-type="float" office:value="88000" calcext:value-type="float">
            <text:p>88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4-04" calcext:value-type="date">
            <text:p>04/04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2000" calcext:value-type="float">
            <text:p>92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5-04" calcext:value-type="date">
            <text:p>04/05/2012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6-04" calcext:value-type="date">
            <text:p>04/06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7-04" calcext:value-type="date">
            <text:p>04/07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25000" calcext:value-type="float">
            <text:p>125000</text:p>
          </table:table-cell>
          <table:table-cell office:value-type="float" office:value="23500" calcext:value-type="float">
            <text:p>235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8-04" calcext:value-type="date">
            <text:p>04/08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9-04" calcext:value-type="date">
            <text:p>04/09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75000" calcext:value-type="float">
            <text:p>75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9-04" calcext:value-type="date">
            <text:p>04/09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68500" calcext:value-type="float">
            <text:p>68500</text:p>
          </table:table-cell>
          <table:table-cell office:value-type="float" office:value="99000" calcext:value-type="float">
            <text:p>99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1-04" calcext:value-type="date">
            <text:p>04/1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95000" calcext:value-type="float">
            <text:p>9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1-04" calcext:value-type="date">
            <text:p>04/11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55000" calcext:value-type="float">
            <text:p>15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2-04" calcext:value-type="date">
            <text:p>04/12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5000" calcext:value-type="float">
            <text:p>95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2-04" calcext:value-type="date">
            <text:p>04/12/2012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Zagato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950" calcext:value-type="float">
            <text:p>950</text:p>
          </table:table-cell>
          <table:table-cell office:value-type="float" office:value="1750" calcext:value-type="float">
            <text:p>17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750" calcext:value-type="float">
            <text:p>1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890" calcext:value-type="float">
            <text:p>75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02500" calcext:value-type="float">
            <text:p>102500</text:p>
          </table:table-cell>
          <table:table-cell office:value-type="float" office:value="75890" calcext:value-type="float">
            <text:p>7589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4500" calcext:value-type="float">
            <text:p>124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78500" calcext:value-type="float">
            <text:p>178500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0000" calcext:value-type="float">
            <text:p>13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5000" calcext:value-type="float">
            <text:p>45000</text:p>
          </table:table-cell>
          <table:table-cell office:value-type="float" office:value="37500" calcext:value-type="float">
            <text:p>37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12500" calcext:value-type="float">
            <text:p>125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000" calcext:value-type="float">
            <text:p>25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2-01-01" calcext:value-type="date">
            <text:p>01/01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2-01" calcext:value-type="date">
            <text:p>01/02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rnage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3-01" calcext:value-type="date">
            <text:p>01/03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4-01" calcext:value-type="date">
            <text:p>01/04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5-01" calcext:value-type="date">
            <text:p>01/05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6-01" calcext:value-type="date">
            <text:p>01/06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7-01" calcext:value-type="date">
            <text:p>01/07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8-01" calcext:value-type="date">
            <text:p>01/08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Espírito Sant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Pre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09-01" calcext:value-type="date">
            <text:p>01/09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0-01" calcext:value-type="date">
            <text:p>01/10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110000" calcext:value-type="float">
            <text:p>1100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1-01" calcext:value-type="date">
            <text:p>01/11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700" calcext:value-type="float">
            <text:p>257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25700" calcext:value-type="float">
            <text:p>25700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Paraná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Bahia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Paraná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Bahia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120000" calcext:value-type="float">
            <text:p>12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Minas Gerais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29750" calcext:value-type="float">
            <text:p>297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37500" calcext:value-type="float">
            <text:p>37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mium Motor Vehicle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25700" calcext:value-type="float">
            <text:p>257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1250" calcext:value-type="float">
            <text:p>41250</text:p>
          </table:table-cell>
          <table:table-cell office:value-type="float" office:value="62000" calcext:value-type="float">
            <text:p>62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39500" calcext:value-type="float">
            <text:p>39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4500" calcext:value-type="float">
            <text:p>4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2" calcext:value-type="date">
            <text:p>02/01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02" calcext:value-type="date">
            <text:p>02/02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úrpur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02" calcext:value-type="date">
            <text:p>02/03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02" calcext:value-type="date">
            <text:p>02/04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02" calcext:value-type="date">
            <text:p>02/05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8500" calcext:value-type="float">
            <text:p>85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02" calcext:value-type="date">
            <text:p>02/06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Paraná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02" calcext:value-type="date">
            <text:p>02/07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8-02" calcext:value-type="date">
            <text:p>02/08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2500" calcext:value-type="float">
            <text:p>2250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02" calcext:value-type="date">
            <text:p>02/09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02" calcext:value-type="date">
            <text:p>02/10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02" calcext:value-type="date">
            <text:p>02/11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2-02" calcext:value-type="date">
            <text:p>02/12/2013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7000" calcext:value-type="float">
            <text:p>170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09" calcext:value-type="date">
            <text:p>09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4500" calcext:value-type="float">
            <text:p>74500</text:p>
          </table:table-cell>
          <table:table-cell office:value-type="float" office:value="31125" calcext:value-type="float">
            <text:p>31125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1-10" calcext:value-type="date">
            <text:p>10/0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69250" calcext:value-type="float">
            <text:p>6925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2-11" calcext:value-type="date">
            <text:p>11/02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22750" calcext:value-type="float">
            <text:p>22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12" calcext:value-type="date">
            <text:p>12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13" calcext:value-type="date">
            <text:p>13/03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74500" calcext:value-type="float">
            <text:p>74500</text:p>
          </table:table-cell>
          <table:table-cell office:value-type="float" office:value="31125" calcext:value-type="float">
            <text:p>31125</text:p>
          </table:table-cell>
          <table:table-cell office:value-type="float" office:value="750" calcext:value-type="float">
            <text:p>7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3-14" calcext:value-type="date">
            <text:p>14/03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15" calcext:value-type="date">
            <text:p>15/04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22750" calcext:value-type="float">
            <text:p>227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4-16" calcext:value-type="date">
            <text:p>16/04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17" calcext:value-type="date">
            <text:p>17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17500" calcext:value-type="float">
            <text:p>17500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18" calcext:value-type="date">
            <text:p>18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5-19" calcext:value-type="date">
            <text:p>19/05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6-20" calcext:value-type="date">
            <text:p>20/06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4500" calcext:value-type="float">
            <text:p>74500</text:p>
          </table:table-cell>
          <table:table-cell office:value-type="float" office:value="17500" calcext:value-type="float">
            <text:p>17500</text:p>
          </table:table-cell>
          <table:table-cell office:value-type="float" office:value="2500" calcext:value-type="float">
            <text:p>2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21" calcext:value-type="date">
            <text:p>21/07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45800" calcext:value-type="float">
            <text:p>4580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7-22" calcext:value-type="date">
            <text:p>22/07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000" calcext:value-type="float">
            <text:p>37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et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09-23" calcext:value-type="date">
            <text:p>23/09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7690" calcext:value-type="float">
            <text:p>37690</text:p>
          </table:table-cell>
          <table:table-cell office:value-type="float" office:value="17500" calcext:value-type="float">
            <text:p>17500</text:p>
          </table:table-cell>
          <table:table-cell office:value-type="float" office:value="1250" calcext:value-type="float">
            <text:p>1250</text:p>
          </table:table-cell>
          <table:table-cell office:value-type="float" office:value="275" calcext:value-type="float">
            <text:p>2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0-24" calcext:value-type="date">
            <text:p>24/10/2013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69250" calcext:value-type="float">
            <text:p>69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25" calcext:value-type="date">
            <text:p>25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31125" calcext:value-type="float">
            <text:p>31125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26" calcext:value-type="date">
            <text:p>26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74500" calcext:value-type="float">
            <text:p>74500</text:p>
          </table:table-cell>
          <table:table-cell office:value-type="float" office:value="17500" calcext:value-type="float">
            <text:p>17500</text:p>
          </table:table-cell>
          <table:table-cell office:value-type="float" office:value="750" calcext:value-type="float">
            <text:p>75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3-11-27" calcext:value-type="date">
            <text:p>27/11/2013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37690" calcext:value-type="float">
            <text:p>37690</text:p>
          </table:table-cell>
          <table:table-cell office:value-type="float" office:value="17500" calcext:value-type="float">
            <text:p>17500</text:p>
          </table:table-cell>
          <table:table-cell office:value-type="float" office:value="500" calcext:value-type="float">
            <text:p>500</text:p>
          </table:table-cell>
          <table:table-cell office:value-type="float" office:value="975" calcext:value-type="float">
            <text:p>9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55000" calcext:value-type="float">
            <text:p>55000</text:p>
          </table:table-cell>
          <table:table-cell office:value-type="float" office:value="550" calcext:value-type="float">
            <text:p>55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2750" calcext:value-type="float">
            <text:p>122750</text:p>
          </table:table-cell>
          <table:table-cell office:value-type="float" office:value="80000" calcext:value-type="float">
            <text:p>8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2" calcext:value-type="date">
            <text:p>02/02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0750" calcext:value-type="float">
            <text:p>90750</text:p>
          </table:table-cell>
          <table:table-cell office:value-type="float" office:value="80000" calcext:value-type="float">
            <text:p>8000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3" calcext:value-type="date">
            <text:p>03/03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1750" calcext:value-type="float">
            <text:p>91750</text:p>
          </table:table-cell>
          <table:table-cell office:value-type="float" office:value="93000" calcext:value-type="float">
            <text:p>93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4" calcext:value-type="date">
            <text:p>04/04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94750" calcext:value-type="float">
            <text:p>94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4" calcext:value-type="date">
            <text:p>04/05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4" calcext:value-type="date">
            <text:p>04/06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000" calcext:value-type="float">
            <text:p>61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S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4" calcext:value-type="date">
            <text:p>04/07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27750" calcext:value-type="float">
            <text:p>127750</text:p>
          </table:table-cell>
          <table:table-cell office:value-type="float" office:value="28500" calcext:value-type="float">
            <text:p>28500</text:p>
          </table:table-cell>
          <table:table-cell office:value-type="float" office:value="2550" calcext:value-type="float">
            <text:p>2550</text:p>
          </table:table-cell>
          <table:table-cell office:value-type="float" office:value="975" calcext:value-type="float">
            <text:p>97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20500" calcext:value-type="float">
            <text:p>205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77750" calcext:value-type="float">
            <text:p>77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1250" calcext:value-type="float">
            <text:p>7125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57750" calcext:value-type="float">
            <text:p>15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50" calcext:value-type="float">
            <text:p>5050</text:p>
          </table:table-cell>
          <table:table-cell office:value-type="float" office:value="1475" calcext:value-type="float">
            <text:p>1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97750" calcext:value-type="float">
            <text:p>9775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" calcext:value-type="float">
            <text:p>50</text:p>
          </table:table-cell>
          <table:table-cell office:value-type="float" office:value="1475" calcext:value-type="float">
            <text:p>147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181250" calcext:value-type="float">
            <text:p>181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Zagato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65" calcext:value-type="float">
            <text:p>96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00" calcext:value-type="float">
            <text:p>100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800" calcext:value-type="float">
            <text:p>1800</text:p>
          </table:table-cell>
          <table:table-cell office:value-type="float" office:value="475" calcext:value-type="float">
            <text:p>47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75" calcext:value-type="float">
            <text:p>9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Prata Shadow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Prata Seraph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rata Ghos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.01" calcext:value-type="float">
            <text:p>50,01</text:p>
          </table:table-cell>
          <table:table-cell office:value-type="float" office:value="475" calcext:value-type="float">
            <text:p>4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05250" calcext:value-type="float">
            <text:p>105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425" calcext:value-type="float">
            <text:p>425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27250" calcext:value-type="float">
            <text:p>127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São Paulo</text:p>
          </table:table-cell>
          <table:table-cell office:value-type="float" office:value="132750" calcext:value-type="float">
            <text:p>13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7750" calcext:value-type="float">
            <text:p>47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75" calcext:value-type="float">
            <text:p>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1725" calcext:value-type="float">
            <text:p>17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55000" calcext:value-type="float">
            <text:p>5500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12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1725" calcext:value-type="float">
            <text:p>17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Espírito Sant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2250" calcext:value-type="float">
            <text:p>42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Arnag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Espírito Sant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25" calcext:value-type="float">
            <text:p>42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Crippen &amp; Co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75" calcext:value-type="float">
            <text:p>4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São Paul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1050" calcext:value-type="float">
            <text:p>1050</text:p>
          </table:table-cell>
          <table:table-cell office:value-type="float" office:value="425" calcext:value-type="float">
            <text:p>4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Paraná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urbo R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Bahia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Paraná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Bahia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arz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Espírito Sant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itures Diplomatiques S.A.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Minas Gerais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es Arnaqueu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Cerbera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Rocky Riding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mium Motor Vehic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XJ6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São Paul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42250" calcext:value-type="float">
            <text:p>42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ldo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uxury Renta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mooth Ride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onest John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Paraná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osta Del Speed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heels'R'Us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lde Englan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mpressive 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ut'n'Shut</text:p>
          </table:table-cell>
          <table:table-cell office:value-type="string" calcext:value-type="string">
            <text:p>TR7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São Paul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ght Orang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9" calcext:value-type="date">
            <text:p>09/0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Minas Gerais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TR5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300" calcext:value-type="float">
            <text:p>13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11" calcext:value-type="date">
            <text:p>11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050" calcext:value-type="float">
            <text:p>10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50" calcext:value-type="float">
            <text:p>2550</text:p>
          </table:table-cell>
          <table:table-cell office:value-type="float" office:value="325" calcext:value-type="float">
            <text:p>32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325" calcext:value-type="float">
            <text:p>3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325" calcext:value-type="float">
            <text:p>3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hateau Moi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40440" calcext:value-type="float">
            <text:p>40440</text:p>
          </table:table-cell>
          <table:table-cell office:value-type="float" office:value="27500" calcext:value-type="float">
            <text:p>27500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" calcext:value-type="float">
            <text:p>13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Espírito Sant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hree Country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39750" calcext:value-type="float">
            <text:p>3975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24" calcext:value-type="date">
            <text:p>24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5" calcext:value-type="date">
            <text:p>25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Minas Gerais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ive la Vitesse!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Espírito Santo</text:p>
          </table:table-cell>
          <table:table-cell office:value-type="float" office:value="40440" calcext:value-type="float">
            <text:p>40440</text:p>
          </table:table-cell>
          <table:table-cell office:value-type="float" office:value="36125" calcext:value-type="float">
            <text:p>36125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7" calcext:value-type="date">
            <text:p>27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Minas Gerais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950" calcext:value-type="float">
            <text:p>9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Carosse Des Papes</text:p>
          </table:table-cell>
          <table:table-cell office:value-type="string" calcext:value-type="string">
            <text:p>DB7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0-04" calcext:value-type="date">
            <text:p>04/10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55000" calcext:value-type="float">
            <text:p>55000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80000" calcext:value-type="float">
            <text:p>8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2" calcext:value-type="date">
            <text:p>02/02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0750" calcext:value-type="float">
            <text:p>90750</text:p>
          </table:table-cell>
          <table:table-cell office:value-type="float" office:value="80000" calcext:value-type="float">
            <text:p>800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3" calcext:value-type="date">
            <text:p>03/03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1750" calcext:value-type="float">
            <text:p>91750</text:p>
          </table:table-cell>
          <table:table-cell office:value-type="float" office:value="93000" calcext:value-type="float">
            <text:p>93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4" calcext:value-type="date">
            <text:p>04/04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94750" calcext:value-type="float">
            <text:p>94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4" calcext:value-type="date">
            <text:p>04/05/2014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4" calcext:value-type="date">
            <text:p>04/06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000" calcext:value-type="float">
            <text:p>61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4" calcext:value-type="date">
            <text:p>04/07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7750" calcext:value-type="float">
            <text:p>127750</text:p>
          </table:table-cell>
          <table:table-cell office:value-type="float" office:value="28500" calcext:value-type="float">
            <text:p>28500</text:p>
          </table:table-cell>
          <table:table-cell office:value-type="float" office:value="2550" calcext:value-type="float">
            <text:p>2550</text:p>
          </table:table-cell>
          <table:table-cell office:value-type="float" office:value="900" calcext:value-type="float">
            <text:p>9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20500" calcext:value-type="float">
            <text:p>205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4" calcext:value-type="date">
            <text:p>04/09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750" calcext:value-type="float">
            <text:p>77750</text:p>
          </table:table-cell>
          <table:table-cell office:value-type="float" office:value="80890" calcext:value-type="float">
            <text:p>80890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1250" calcext:value-type="float">
            <text:p>7125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4" calcext:value-type="date">
            <text:p>04/1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57750" calcext:value-type="float">
            <text:p>157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50" calcext:value-type="float">
            <text:p>5050</text:p>
          </table:table-cell>
          <table:table-cell office:value-type="float" office:value="1400" calcext:value-type="float">
            <text:p>1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4" calcext:value-type="date">
            <text:p>04/12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97750" calcext:value-type="float">
            <text:p>9775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890" calcext:value-type="float">
            <text:p>89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00" calcext:value-type="float">
            <text:p>1000</text:p>
          </table:table-cell>
          <table:table-cell office:value-type="float" office:value="1650" calcext:value-type="float">
            <text:p>16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80890" calcext:value-type="float">
            <text:p>8089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80890" calcext:value-type="float">
            <text:p>8089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05250" calcext:value-type="float">
            <text:p>105250</text:p>
          </table:table-cell>
          <table:table-cell office:value-type="float" office:value="80890" calcext:value-type="float">
            <text:p>80890</text:p>
          </table:table-cell>
          <table:table-cell office:value-type="float" office:value="800" calcext:value-type="float">
            <text:p>800</text:p>
          </table:table-cell>
          <table:table-cell office:value-type="float" office:value="350" calcext:value-type="float">
            <text:p>35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27250" calcext:value-type="float">
            <text:p>127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81250" calcext:value-type="float">
            <text:p>181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32750" calcext:value-type="float">
            <text:p>13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7750" calcext:value-type="float">
            <text:p>47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1650" calcext:value-type="float">
            <text:p>16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55000" calcext:value-type="float">
            <text:p>55000</text:p>
          </table:table-cell>
          <table:table-cell office:value-type="float" office:value="650" calcext:value-type="float">
            <text:p>650</text:p>
          </table:table-cell>
          <table:table-cell office:value-type="float" office:value="1650" calcext:value-type="float">
            <text:p>16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17500" calcext:value-type="float">
            <text:p>175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000" calcext:value-type="float">
            <text:p>3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4-01-01" calcext:value-type="date">
            <text:p>01/01/2014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2-01" calcext:value-type="date">
            <text:p>01/0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3-01" calcext:value-type="date">
            <text:p>01/03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4-01" calcext:value-type="date">
            <text:p>01/04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5-01" calcext:value-type="date">
            <text:p>01/05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800" calcext:value-type="float">
            <text:p>80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6-01" calcext:value-type="date">
            <text:p>01/06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7-01" calcext:value-type="date">
            <text:p>01/07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8-01" calcext:value-type="date">
            <text:p>01/08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09-01" calcext:value-type="date">
            <text:p>01/09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0-01" calcext:value-type="date">
            <text:p>01/10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1-01" calcext:value-type="date">
            <text:p>01/11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4-12-01" calcext:value-type="date">
            <text:p>01/12/2014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a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400" calcext:value-type="float">
            <text:p>40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112750" calcext:value-type="float">
            <text:p>1127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550" calcext:value-type="float">
            <text:p>550</text:p>
          </table:table-cell>
          <table:table-cell office:value-type="float" office:value="675" calcext:value-type="float">
            <text:p>6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300" calcext:value-type="float">
            <text:p>130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67000" calcext:value-type="float">
            <text:p>670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Rio de Janeiro</text:p>
          </table:table-cell>
          <table:table-cell office:value-type="float" office:value="46750" calcext:value-type="float">
            <text:p>46750</text:p>
          </table:table-cell>
          <table:table-cell office:value-type="float" office:value="30700" calcext:value-type="float">
            <text:p>30700</text:p>
          </table:table-cell>
          <table:table-cell office:value-type="float" office:value="1050" calcext:value-type="float">
            <text:p>1050</text:p>
          </table:table-cell>
          <table:table-cell office:value-type="float" office:value="350" calcext:value-type="float">
            <text:p>3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Continental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122750" calcext:value-type="float">
            <text:p>12275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V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uscan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32500" calcext:value-type="float">
            <text:p>32500</text:p>
          </table:table-cell>
          <table:table-cell office:value-type="float" office:value="42500" calcext:value-type="float">
            <text:p>42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42500" calcext:value-type="float">
            <text:p>42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30700" calcext:value-type="float">
            <text:p>307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30700" calcext:value-type="float">
            <text:p>307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Rio de Janeiro</text:p>
          </table:table-cell>
          <table:table-cell office:value-type="float" office:value="44000" calcext:value-type="float">
            <text:p>44000</text:p>
          </table:table-cell>
          <table:table-cell office:value-type="float" office:value="67000" calcext:value-type="float">
            <text:p>670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42250" calcext:value-type="float">
            <text:p>42250</text:p>
          </table:table-cell>
          <table:table-cell office:value-type="float" office:value="13500" calcext:value-type="float">
            <text:p>13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02" calcext:value-type="date">
            <text:p>02/04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02" calcext:value-type="date">
            <text:p>02/06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350" calcext:value-type="float">
            <text:p>3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2" calcext:value-type="date">
            <text:p>02/01/2015</text:p>
          </table:table-cell>
          <table:table-cell office:value-type="string" calcext:value-type="string">
            <text:p>MGB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9500" calcext:value-type="float">
            <text:p>9500</text:p>
          </table:table-cell>
          <table:table-cell office:value-type="float" office:value="150" calcext:value-type="float">
            <text:p>15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02" calcext:value-type="date">
            <text:p>02/0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02" calcext:value-type="date">
            <text:p>02/05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02" calcext:value-type="date">
            <text:p>02/07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8-02" calcext:value-type="date">
            <text:p>02/08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02" calcext:value-type="date">
            <text:p>02/09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5250" calcext:value-type="float">
            <text:p>2525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02" calcext:value-type="date">
            <text:p>02/10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02" calcext:value-type="date">
            <text:p>02/1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2-02" calcext:value-type="date">
            <text:p>02/12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" calcext:value-type="float">
            <text:p>200</text:p>
          </table:table-cell>
          <table:table-cell office:value-type="float" office:value="-50" calcext:value-type="float">
            <text:p>-5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09" calcext:value-type="date">
            <text:p>09/01/2015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Rio de Janeiro</text:p>
          </table:table-cell>
          <table:table-cell office:value-type="float" office:value="28000" calcext:value-type="float">
            <text:p>28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TR4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1-10" calcext:value-type="date">
            <text:p>10/0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300" calcext:value-type="float">
            <text:p>13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2-11" calcext:value-type="date">
            <text:p>11/02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2" calcext:value-type="date">
            <text:p>12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050" calcext:value-type="float">
            <text:p>1050</text:p>
          </table:table-cell>
          <table:table-cell office:value-type="float" office:value="875" calcext:value-type="float">
            <text:p>8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3" calcext:value-type="date">
            <text:p>13/03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800" calcext:value-type="float">
            <text:p>8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3-14" calcext:value-type="date">
            <text:p>14/03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36125" calcext:value-type="float">
            <text:p>36125</text:p>
          </table:table-cell>
          <table:table-cell office:value-type="float" office:value="1050" calcext:value-type="float">
            <text:p>10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15" calcext:value-type="date">
            <text:p>15/04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2550" calcext:value-type="float">
            <text:p>2550</text:p>
          </table:table-cell>
          <table:table-cell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4-16" calcext:value-type="date">
            <text:p>16/04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25500" calcext:value-type="float">
            <text:p>25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7" calcext:value-type="date">
            <text:p>17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8" calcext:value-type="date">
            <text:p>18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weedy Wheel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5-19" calcext:value-type="date">
            <text:p>19/05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-75" calcext:value-type="float">
            <text:p>-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6-20" calcext:value-type="date">
            <text:p>20/06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7500" calcext:value-type="float">
            <text:p>27500</text:p>
          </table:table-cell>
          <table:table-cell office:value-type="float" office:value="2550" calcext:value-type="float">
            <text:p>2550</text:p>
          </table:table-cell>
          <table:table-cell office:value-type="float" office:value="875" calcext:value-type="float">
            <text:p>8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Union Jack Sports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21" calcext:value-type="date">
            <text:p>21/07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" calcext:value-type="float">
            <text:p>13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tyle ‘N Ride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7-22" calcext:value-type="date">
            <text:p>22/07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48550" calcext:value-type="float">
            <text:p>4855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175" calcext:value-type="float">
            <text:p>1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porty Types Corp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Púrpu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09-23" calcext:value-type="date">
            <text:p>23/09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39750" calcext:value-type="float">
            <text:p>39750</text:p>
          </table:table-cell>
          <table:table-cell office:value-type="float" office:value="27500" calcext:value-type="float">
            <text:p>27500</text:p>
          </table:table-cell>
          <table:table-cell office:value-type="float" office:value="1300" calcext:value-type="float">
            <text:p>1300</text:p>
          </table:table-cell>
          <table:table-cell office:value-type="float" office:value="-75" calcext:value-type="float">
            <text:p>-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uckingham Palace Car Service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et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0-24" calcext:value-type="date">
            <text:p>24/10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175" calcext:value-type="float">
            <text:p>1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ritish Luxury Automobile Corp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mel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5" calcext:value-type="date">
            <text:p>25/11/2015</text:p>
          </table:table-cell>
          <table:table-cell office:value-type="string" calcext:value-type="string">
            <text:p>Rolls Royce</text:p>
          </table:table-cell>
          <table:table-cell office:value-type="string" calcext:value-type="string">
            <text:p>Rio de Janeiro</text:p>
          </table:table-cell>
          <table:table-cell office:value-type="float" office:value="72000" calcext:value-type="float">
            <text:p>72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050" calcext:value-type="float">
            <text:p>1050</text:p>
          </table:table-cell>
          <table:table-cell office:value-type="float" office:value="-75" calcext:value-type="float">
            <text:p>-75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Classy Car Sales</text:p>
          </table:table-cell>
          <table:table-cell office:value-type="string" calcext:value-type="string">
            <text:p>Camargue</text:p>
          </table:table-cell>
          <table:table-cell office:value-type="string" calcext:value-type="string">
            <text:p>Azu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40440" calcext:value-type="float">
            <text:p>40440</text:p>
          </table:table-cell>
          <table:table-cell office:value-type="float" office:value="36125" calcext:value-type="float">
            <text:p>36125</text:p>
          </table:table-cell>
          <table:table-cell office:value-type="float" office:value="800" calcext:value-type="float">
            <text:p>80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mbassador Ca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Verd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date" office:date-value="2015-11-27" calcext:value-type="date">
            <text:p>27/11/2015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Rio de Janeiro</text:p>
          </table:table-cell>
          <table:table-cell office:value-type="float" office:value="77250" calcext:value-type="float">
            <text:p>77250</text:p>
          </table:table-cell>
          <table:table-cell office:value-type="float" office:value="22500" calcext:value-type="float">
            <text:p>22500</text:p>
          </table:table-cell>
          <table:table-cell office:value-type="float" office:value="550" calcext:value-type="float">
            <text:p>550</text:p>
          </table:table-cell>
          <table:table-cell office:value-type="float" office:value="875" calcext:value-type="float">
            <text:p>8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Embassy Motors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Pra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 table:number-rows-repeated="10481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VendaCarros.K1:VendaCarros.K45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VendaCarros" style:display-name="PageStyle_VendaCarr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am</meta:initial-creator>
    <dc:creator>Microsoft Office User</dc:creator>
    <meta:creation-date>2015-11-16T09:05:59</meta:creation-date>
    <dc:date>2017-06-12T23:21:47</dc:date>
    <meta:generator>Open_Xlsx_PLUS/7.4.0.3$Windows_X86_64 LibreOffice_project/</meta:generator>
    <meta:document-statistic meta:table-count="1" meta:cell-count="5496" meta:object-count="0"/>
    <meta:user-defined meta:name="AppVersion">15.0300</meta:user-defined>
    <meta:user-defined meta:name="Company">Calidra</meta:user-defined>
  </office:meta>
</office:document-meta>
</file>